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paragraph-properties fo:margin-left="0.3937in" fo:margin-right="0.3937in" fo:text-indent="0in" style:auto-text-indent="false"/>
    </style:style>
    <style:style style:name="P2" style:family="paragraph" style:parent-style-name="Preformatted_20_Text">
      <style:paragraph-properties fo:margin-left="0.3937in" fo:margin-right="0.3937in" fo:text-indent="0in" style:auto-text-indent="false"/>
      <style:text-properties fo:color="#000000" fo:font-size="9pt" style:font-size-asian="9pt" style:font-size-complex="9pt"/>
    </style:style>
    <style:style style:name="P3" style:family="paragraph" style:parent-style-name="Preformatted_20_Text">
      <style:paragraph-properties fo:margin-left="0.3937in" fo:margin-right="0.3937in" fo:text-indent="0in" style:auto-text-indent="false"/>
      <style:text-properties fo:font-size="9pt" style:font-size-asian="9pt" style:font-size-complex="9pt"/>
    </style:style>
    <style:style style:name="P4" style:family="paragraph" style:parent-style-name="Preformatted_20_Text">
      <style:paragraph-properties fo:margin-left="0.3937in" fo:margin-right="0.3937in" fo:margin-top="0in" fo:margin-bottom="0.1965in" style:contextual-spacing="false" fo:text-indent="0in" style:auto-text-indent="false"/>
      <style:text-properties fo:color="#000000" fo:font-size="9pt" style:font-size-asian="9pt" style:font-size-complex="9pt"/>
    </style:style>
    <style:style style:name="P5" style:family="paragraph" style:parent-style-name="Preformatted_20_Text">
      <style:paragraph-properties fo:margin-left="0.3937in" fo:margin-right="0.3937in" fo:margin-top="0in" fo:margin-bottom="0.1965in" style:contextual-spacing="false" fo:text-indent="0in" style:auto-text-indent="false"/>
      <style:text-properties fo:font-size="9pt" style:font-size-asian="9pt" style:font-size-complex="9pt"/>
    </style:style>
    <style:style style:name="P6" style:family="paragraph" style:parent-style-name="Preformatted_20_Text">
      <style:paragraph-properties fo:margin-left="0.7874in" fo:margin-right="0.7874in" fo:text-indent="0in" style:auto-text-indent="false"/>
    </style:style>
    <style:style style:name="P7" style:family="paragraph" style:parent-style-name="Preformatted_20_Text">
      <style:paragraph-properties fo:margin-left="0.7874in" fo:margin-right="0.7874in" fo:text-indent="0in" style:auto-text-indent="false"/>
      <style:text-properties fo:color="#000000" fo:font-size="9pt" style:font-size-asian="9pt" style:font-size-complex="9pt"/>
    </style:style>
    <style:style style:name="P8" style:family="paragraph" style:parent-style-name="Preformatted_20_Text">
      <style:paragraph-properties fo:margin-left="0.7874in" fo:margin-right="0.7874in" fo:text-indent="0in" style:auto-text-indent="false"/>
      <style:text-properties fo:font-size="9pt" style:font-size-asian="9pt" style:font-size-complex="9pt"/>
    </style:style>
    <style:style style:name="P9" style:family="paragraph" style:parent-style-name="Preformatted_20_Text">
      <style:paragraph-properties fo:margin-left="0.7874in" fo:margin-right="0.7874in" fo:margin-top="0in" fo:margin-bottom="0.1965in" style:contextual-spacing="false" fo:text-indent="0in" style:auto-text-indent="false"/>
      <style:text-properties fo:color="#000000" fo:font-size="9pt" style:font-size-asian="9pt" style:font-size-complex="9pt"/>
    </style:style>
    <style:style style:name="P10" style:family="paragraph" style:parent-style-name="Standard">
      <style:text-properties fo:font-size="9pt" officeooo:rsid="000d4729" officeooo:paragraph-rsid="000d4729" style:font-size-asian="9pt" style:font-size-complex="9pt"/>
    </style:style>
    <style:style style:name="P11" style:family="paragraph" style:parent-style-name="Preformatted_20_Text">
      <style:text-properties fo:font-size="9pt" style:font-size-asian="9pt" style:font-size-complex="9pt"/>
    </style:style>
    <style:style style:name="P12" style:family="paragraph" style:parent-style-name="Preformatted_20_Text">
      <style:text-properties fo:font-size="9pt" officeooo:rsid="000d4729" officeooo:paragraph-rsid="000d4729" style:font-size-asian="9pt" style:font-size-complex="9pt"/>
    </style:style>
    <style:style style:name="P13" style:family="paragraph" style:parent-style-name="Preformatted_20_Text">
      <style:paragraph-properties fo:margin-top="0in" fo:margin-bottom="0.1965in" style:contextual-spacing="false"/>
      <style:text-properties fo:color="#000000" fo:font-size="9pt" officeooo:rsid="000d4729" officeooo:paragraph-rsid="000d4729" style:font-size-asian="9pt" style:font-size-complex="9pt"/>
    </style:style>
    <style:style style:name="P14" style:family="paragraph" style:parent-style-name="Preformatted_20_Text">
      <style:paragraph-properties fo:margin-top="0in" fo:margin-bottom="0.1965in" style:contextual-spacing="false"/>
      <style:text-properties fo:color="#000000" fo:font-size="9pt" officeooo:rsid="000eb53c" officeooo:paragraph-rsid="000eb53c" style:font-size-asian="9pt" style:font-size-complex="9pt"/>
    </style:style>
    <style:style style:name="P15" style:family="paragraph" style:parent-style-name="Preformatted_20_Text">
      <style:paragraph-properties fo:margin-top="0in" fo:margin-bottom="0.1965in" style:contextual-spacing="false"/>
      <style:text-properties fo:font-size="9pt" style:font-size-asian="9pt" style:font-size-complex="9pt"/>
    </style:style>
    <style:style style:name="P16" style:family="paragraph" style:parent-style-name="Preformatted_20_Text">
      <style:paragraph-properties fo:margin-top="0in" fo:margin-bottom="0.1965in" style:contextual-spacing="false"/>
      <style:text-properties fo:font-size="9pt" officeooo:rsid="000d4729" officeooo:paragraph-rsid="000d4729" style:font-size-asian="9pt" style:font-size-complex="9pt"/>
    </style:style>
    <style:style style:name="P17" style:family="paragraph" style:parent-style-name="Preformatted_20_Text">
      <style:paragraph-properties fo:margin-top="0in" fo:margin-bottom="0.1965in" style:contextual-spacing="false"/>
      <style:text-properties fo:font-size="9pt" officeooo:rsid="000d4729" officeooo:paragraph-rsid="000eb53c" style:font-size-asian="9pt" style:font-size-complex="9pt"/>
    </style:style>
    <style:style style:name="P18" style:family="paragraph" style:parent-style-name="Preformatted_20_Text">
      <style:paragraph-properties fo:margin-top="0in" fo:margin-bottom="0.1965in" style:contextual-spacing="false"/>
      <style:text-properties fo:font-size="9pt" officeooo:rsid="000e0640" officeooo:paragraph-rsid="000e0640" style:font-size-asian="9pt" style:font-size-complex="9pt"/>
    </style:style>
    <style:style style:name="P19" style:family="paragraph" style:parent-style-name="Preformatted_20_Text">
      <style:paragraph-properties fo:margin-top="0in" fo:margin-bottom="0.1965in" style:contextual-spacing="false"/>
      <style:text-properties fo:font-size="9pt" officeooo:rsid="000eb53c" officeooo:paragraph-rsid="000eb53c" style:font-size-asian="9pt" style:font-size-complex="9pt"/>
    </style:style>
    <style:style style:name="P20" style:family="paragraph" style:parent-style-name="Preformatted_20_Text">
      <style:paragraph-properties fo:margin-top="0in" fo:margin-bottom="0.1965in" style:contextual-spacing="false" style:border-line-width-bottom="0in 0.0102in 0.0102in" fo:padding="0.0291in" fo:border-left="none" fo:border-right="none" fo:border-top="none" fo:border-bottom="1.5pt double #000000" style:join-border="false"/>
      <style:text-properties fo:font-size="9pt" style:font-size-asian="9pt" style:font-size-complex="9pt"/>
    </style:style>
    <style:style style:name="P21" style:family="paragraph" style:parent-style-name="Preformatted_20_Text">
      <style:paragraph-properties fo:margin-top="0in" fo:margin-bottom="0.1965in" style:contextual-spacing="false" style:border-line-width-bottom="0in 0.0102in 0.0102in" fo:padding="0.0291in" fo:border-left="none" fo:border-right="none" fo:border-top="none" fo:border-bottom="1.5pt double #000000" style:join-border="false"/>
      <style:text-properties fo:font-size="9pt" officeooo:rsid="000d4729" officeooo:paragraph-rsid="000d4729" style:font-size-asian="9pt" style:font-size-complex="9pt"/>
    </style:style>
    <style:style style:name="T1" style:family="text">
      <style:text-properties fo:font-style="italic"/>
    </style:style>
    <style:style style:name="T2" style:family="text">
      <style:text-properties fo:font-weight="bold"/>
    </style:style>
    <style:style style:name="T3" style:family="text">
      <style:text-properties fo:color="#000000" fo:font-size="9pt" style:font-size-asian="9pt" style:font-size-complex="9pt"/>
    </style:style>
    <style:style style:name="T4" style:family="text">
      <style:text-properties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OLR Search Refactored Pt. 2</text:p>
      <text:p text:style-name="P10"/>
      <text:p text:style-name="P12">David Maus, 10.8.</text:p>
      <text:p text:style-name="P12"/>
      <text:p text:style-name="P12"/>
      <text:p text:style-name="P12">1 SOLR search refactored, pt. 2</text:p>
      <text:p text:style-name="P11">================================</text:p>
      <text:p text:style-name="P11"/>
      <text:p text:style-name="P11">I made some good progress in refactoring the SOLR search part and think it's time to ask someone</text:p>
      <text:p text:style-name="P11">else to look at this.</text:p>
      <text:p text:style-name="P11"/>
      <text:p text:style-name="P11">The branch is located at the following location:</text:p>
      <text:p text:style-name="P11"/>
      <text:p text:style-name="P11">git://github.com/dmj/vf2.git refactor-solr-search-3</text:p>
      <text:p text:style-name="Preformatted_20_Text"><text:span text:style-name="T4">[</text:span><text:a xlink:type="simple" xlink:href="https://github.com/dmj/vf2/tree/t/refactor-solr-search-3"><text:span text:style-name="T4">https://github.com/dmj/vf2/tree/t/refactor-solr-search-3</text:span></text:a><text:span text:style-name="T4">]</text:span></text:p>
      <text:p text:style-name="P11"/>
      <text:p text:style-name="P11">It is based on current master (read: it runs).</text:p>
      <text:p text:style-name="P11"/>
      <text:p text:style-name="P11">Please keep in mind that this branch is a real work in progress. Especially this means:</text:p>
      <text:p text:style-name="P11"/>
      <text:p text:style-name="P11">- Functions are poorly documented if documented at all</text:p>
      <text:p text:style-name="P11">- Namespaces and file directory paths are messy; I stuffed the new classes directly below</text:p>
      <text:p text:style-name="P11"><text:s text:c="2"/>\VuFind\Search but this is no final decision at all</text:p>
      <text:p text:style-name="P11"/>
      <text:p text:style-name="P11">I am travelling till 2012-08-15 w/o access to a development environment but will check my mail</text:p>
      <text:p text:style-name="P11">at least once a day.</text:p>
      <text:p text:style-name="P11"/>
      <text:p text:style-name="P11">The things that have been done.</text:p>
      <text:p text:style-name="P11"/>
      <text:p text:style-name="P11">1.1 Isolated majority of search spec processing</text:p>
      <text:p text:style-name="P11">------------------------------------------------</text:p>
      <text:p text:style-name="P11"/>
      <text:p text:style-name="P11">Most of the search spec processing has been isolated in two classes:</text:p>
      <text:p text:style-name="P11">VuFind\Search\SearchSpec\SearchSpec which represents the entire search specification and</text:p>
      <text:p text:style-name="P11">\VuFind\Search\SearchSpec\SearchTypeSpec which represents a single search type specification.</text:p>
      <text:p text:style-name="P11"/>
      <text:p text:style-name="P11">1.1.1 Notes</text:p>
      <text:p text:style-name="P11">~~~~~~~~~~~~</text:p>
      <text:p text:style-name="P11"/>
      <text:p text:style-name="P11">- I pass \VuFind\Connection\Solr::isStripped() as a predicate all the way down when creating a query</text:p>
      <text:p text:style-name="P11"><text:s text:c="2"/>string based on a search specification. Don't like it and have the feeling that it might be</text:p>
      <text:p text:style-name="P11"><text:s text:c="2"/>possible and better to preprocess the search spec data and remove the SOLR fields that need to be</text:p>
      <text:p text:style-name="P11"><text:s text:c="2"/>stripped.</text:p>
      <text:p text:style-name="P11">- a lot of renaming (`create' vs. `build'), mostly copy'n'paste, some parts rewritten</text:p>
      <text:p text:style-name="P11">- BC break: No more case-insensitive match in search specs file</text:p>
      <text:p text:style-name="Preformatted_20_Text"><text:span text:style-name="T4"><text:s text:c="2"/>[</text:span><text:a xlink:type="simple" xlink:href="https://github.com/dmj/vf2/blob/master/module/VuFind/src/VuFind/Connection/Solr.php#L196"><text:span text:style-name="T4">https://github.com/dmj/vf2/blob/master/module/VuFind/src/VuFind/Connection/Solr.p</text:span></text:a><text:a xlink:type="simple" xlink:href="https://github.com/dmj/vf2/blob/master/module/VuFind/src/VuFind/Connection/Solr.php#L196"><text:span text:style-name="T4">hp#L196</text:span></text:a><text:span text:style-name="T4">]</text:span></text:p>
      <text:p text:style-name="P11"/>
      <text:p text:style-name="P11">1.2 Representation of a user search query</text:p>
      <text:p text:style-name="P11">------------------------------------------</text:p>
      <text:p text:style-name="P11"/>
      <text:p text:style-name="P11">The user search query is represented by three classes:</text:p>
      <text:p text:style-name="P11"/>
      <text:p text:style-name="P11"><text:s/>- VuFind\Search\UserQuery\AbstractQuery</text:p>
      <text:p text:style-name="P11"><text:s/>- VuFind\Search\UserQuery\QueryGroup extends AbstractQuery</text:p>
      <text:p text:style-name="P11"><text:s/>- VuFind\Search\UserQuery\Query extends AbstractQuery</text:p>
      <text:p text:style-name="P11"><text:soft-page-break/></text:p>
      <text:p text:style-name="P11">Whose relationship can formally described as follows:</text:p>
      <text:p text:style-name="P11"/>
      <text:p text:style-name="P11"><text:s text:c="2"/>AbstractQuery := Query|QueryGroup</text:p>
      <text:p text:style-name="P11"><text:s text:c="2"/>Query <text:s text:c="8"/>:= (TYPE STRING)</text:p>
      <text:p text:style-name="P11"><text:s text:c="2"/>QueryGroup <text:s text:c="3"/>:= (BOOLOP AbstractQuery+)</text:p>
      <text:p text:style-name="P11"><text:s text:c="2"/>BOOLOP <text:s text:c="7"/>:= (string) 'and'|'or'|'not'</text:p>
      <text:p text:style-name="P11"><text:s text:c="2"/>TYPE <text:s text:c="9"/>:= (string) The search type</text:p>
      <text:p text:style-name="P11"><text:s text:c="2"/>STRING <text:s text:c="7"/>:= (string) The search string</text:p>
      <text:p text:style-name="P11"/>
      <text:p text:style-name="P11">Here the simple search is a simple Query, the advanced search is a QueryGroup with/of</text:p>
      <text:p text:style-name="P11">QueryGroups. The function AbstractQuery::create() creates this object structure based on the array</text:p>
      <text:p text:style-name="P11">passed to VuFind\Connection\Solr::buildQuery().</text:p>
      <text:p text:style-name="P11"/>
      <text:p text:style-name="P11">Chosing this representation allows the building of the query string to be a rather simple recursive</text:p>
      <text:p text:style-name="P11">process (Cf. Solr::createQueryString()).</text:p>
      <text:p text:style-name="P11"/>
      <text:p text:style-name="P11">This representation of the user query is only used in Solr::buildQuery() so far.</text:p>
      <text:p text:style-name="P11"/>
      <text:p text:style-name="P11">1.2.1 Notes</text:p>
      <text:p text:style-name="P11">~~~~~~~~~~~~</text:p>
      <text:p text:style-name="P11"/>
      <text:p text:style-name="P11">- the three classes should be the base for the form that captures the user's input.</text:p>
      <text:p text:style-name="P11">- have the feeling that there's another class lingering: A class that builds SOLR search parameters</text:p>
      <text:p text:style-name="P11"><text:s text:c="2"/>based on a UserQuery.</text:p>
      <text:p text:style-name="P11">- boolean operator 'not' is expanded into `not-or', e.g. (not 1 2 3) =&gt; (not (or 1 2 3)) in</text:p>
      <text:p text:style-name="P11"><text:s text:c="2"/>AbstractQuery::create()</text:p>
      <text:p text:style-name="P11"/>
      <text:p text:style-name="P11"/>
      <text:p text:style-name="P11">I this is acceptable I'll continue refactoring and work slowly upward: provide unit tests for</text:p>
      <text:p text:style-name="P11">SearchSpec processing, factor out the class that translates UserQuery into a SOLR query and</text:p>
      <text:p text:style-name="P15">contemplate the namespace and subnamespace structure.<text:line-break/><text:line-break/></text:p>
      <text:p text:style-name="P20"/>
      <text:p text:style-name="P15"/>
      <text:p text:style-name="P16">Antwort: Demian Katz, 14.8</text:p>
      <text:p text:style-name="P16"/>
      <text:p text:style-name="P16">Some observations and comments, some more important than others:</text:p>
      <text:p text:style-name="P11"/>
      <text:p text:style-name="P11">1.) Regarding naming, I've been thinking about moving some/all of the current VuFind\Connection classes to VuFind\Service for consistency with ZF2 naming (most classes dealing with external web services live in the Zend\Service namespace). <text:s/>Whether the things you are putting in \VuFind\Search should move under \VuFind\Service probably depends on whether they are directly tied to the web services or more abstract.</text:p>
      <text:p text:style-name="P11"/>
      <text:p text:style-name="P11">2.) On a somewhat related note, have you looked at the buildQuery() methods of the \VuFind\Connection\Summon and \VuFind\Connection\WorldCat classes? <text:s/>They are significantly less complex than the equivalent Solr method, but they operate along similar lines -- it may <text:soft-page-break/>make sense to refactor them to match. <text:s/>I'm not necessarily asking you to do this work (especially if you don't have access to the services in order to test it), but you might want to take a quick look at the code to see if you think your object model is flexible enough to support these cases through alternate subclasses.</text:p>
      <text:p text:style-name="P11"/>
      <text:p text:style-name="P11">3.) I see that you still haven't reintroduced the update method or the various methods dependent upon it (delete, optimize, etc.). <text:s/>I remember you mentioned that you had taken these away earlier, but I'm not sure why -- can't you just modify update to use the new getHttpClient() method so that things continue to function for now, and worry about deeper refactoring of this functionality later, if necessary?</text:p>
      <text:p text:style-name="P11"/>
      <text:p text:style-name="P11">4.) You seem to have lost the code that sets up a custom timeout for Solr requests -- there used to be a getHttpTimeout method which returned a configuration value that was then passed to the constructor of \VuFind\Http\Client. <text:s/>This logic should be reinstated as part of getHttpClient() -- otherwise the short default timeouts can cause problems when doing lengthy searches.</text:p>
      <text:p text:style-name="P11"/>
      <text:p text:style-name="P11">5.) Looks like you can remove the $handler parameter to the getSearchSpecs method, as it no longer applies.</text:p>
      <text:p text:style-name="P11"/>
      <text:p text:style-name="P11">6.) In the SearchTypeSpec class, the hasDismaxSettings() and isDismax() methods are very similar but behave slightly differently. <text:s/>Do you actually need both of them? <text:s/>If there really is a need, it would probably be worth adding comments to the function definitions to explain how/why they differ -- but I'm guessing you can probably just eliminate one.</text:p>
      <text:p text:style-name="P11"/>
      <text:p text:style-name="P11">7.) In SearchTypeSpec::hasFilterQuery(), I'm guessing that "return !!$this-&gt;specs['FilterQuery'];" is an intentional way of casting the existence of the property to a Boolean... <text:s/>but if so, it could easily be mistaken for a typo. <text:s/>Would it be better to use a more explicit test like !empty?</text:p>
      <text:p text:style-name="P11"/>
      <text:p text:style-name="P11">8.) Is there a particular reason for the case-insensitivity BC break in searchspecs processing? <text:s/>It seems like the feature would be pretty simple to retain -- for example, you could just strtolower $type whenever dealing with the typeSpecs property in the SearchSpec class. <text:s/>If you're concerned that people will get confused if they define the same search type using different cases, you could do a simple isset() check in the SearchSpec constructor and throw an exception if the same type gets defined more than once -- I really don't think there's any valid reason for someone to set things up that way, as it is only going to cause confusion; better to detect it and die.</text:p>
      <text:p text:style-name="P11"/>
      <text:p text:style-name="P11">9.) I agree that the current field stripping approach isn't especially pretty, though I don't think it's terrible. <text:s/>However, I don't think it actually works in the current code -- it looks like some of the parameter lists don't line up, and there may be some incorrect assumptions about the return value (i.e. isStripped returns true for fields to EXCLUDE but some of the code seems to assume the filter will return true for fields to INCLUDE). <text:s/>In any case, as you say, it may be more clear to simply pass the "fields to strip" list to the SearchSpec constructor and clean things up at the beginning of the process. <text:s/>This is probably slightly less efficient -- you end up processing every search type even though you're only likely to need one per request -- but I doubt the cost is high, and the simplification of code may be worth it. <text:s/>My only other concern is whether stripping fields up front will cause weird side effects; i.e. what happens if all fields in a type get stripped? <text:s/>Does it suddenly think it is no longer a Dismax field? <text:s/>What then? <text:s/>One way or another, this is probably an area that could stand to have some unit tests to define and verify edge case behavior.</text:p>
      <text:p text:style-name="P11"/>
      <text:p text:style-name="P11">I hope this feedback is helpful. <text:s/>In general, I definitely think you're on the right track -- there was a lot of stuff jammed into the Solr class, and splitting it out like this reduces the noise considerably. <text:s/>Let me know if there's anything more I can do to help.</text:p>
      <text:p text:style-name="P11"/>
      <text:p text:style-name="P15">- Demian</text:p>
      <text:p text:style-name="P21"/>
      <text:p text:style-name="P16"><text:soft-page-break/></text:p>
      <text:p text:style-name="P16">David Maus, 21.8</text:p>
      <text:p text:style-name="P16"/>
      <text:p text:style-name="P16">Thanks, definetely helpful.</text:p>
      <text:p text:style-name="P11"/>
      <text:p text:style-name="P11">At Tue, 14 Aug 2012 15:42:28 +0000,</text:p>
      <text:p text:style-name="P11">Demian Katz wrote:</text:p>
      <text:p text:style-name="P15"/>
      <text:p text:style-name="P2">1.) Regarding naming, I've been thinking about moving some/all of the current VuFind\Connection</text:p>
      <text:p text:style-name="P2">classes to VuFind\Service for consistency with ZF2 naming (most classes dealing with external web</text:p>
      <text:p text:style-name="P2">services live in the Zend\Service namespace). <text:s/>Whether the things you are putting in \VuFind\Search</text:p>
      <text:p text:style-name="P2">should move under \VuFind\Service probably depends on whether they are directly tied to the web</text:p>
      <text:p text:style-name="P4">services or more abstract.</text:p>
      <text:p text:style-name="P11">VuFind\Service makes sense. Quick from top of my head: Hierachically we have:</text:p>
      <text:p text:style-name="P11"/>
      <text:p text:style-name="P11">- HTTP bases services</text:p>
      <text:p text:style-name="P11"><text:s text:c="2"/>- SOLR</text:p>
      <text:p text:style-name="P11"><text:s text:c="2"/>- WorldCat</text:p>
      <text:p text:style-name="P11"><text:s text:c="2"/>- Summon</text:p>
      <text:p text:style-name="P11"/>
      <text:p text:style-name="P11">SearchSpecs belong to SOLR, as does the yet-to-be-created class that</text:p>
      <text:p text:style-name="P11">translates a UserQuery into a SOLR request (see also below for timeout</text:p>
      <text:p text:style-name="P11">stuff).</text:p>
      <text:p text:style-name="P15"/>
      <text:p text:style-name="P2">2.) On a somewhat related note, have you looked at the buildQuery() methods of the</text:p>
      <text:p text:style-name="P2">\VuFind\Connection\Summon and \VuFind\Connection\WorldCat classes? <text:s/>They are significantly less</text:p>
      <text:p text:style-name="P2">complex than the equivalent Solr method, but they operate along similar lines -- it may make sense</text:p>
      <text:p text:style-name="P2">to refactor them to match. <text:s/>I'm not necessarily asking you to do this work (especially if you don't</text:p>
      <text:p text:style-name="P2">have access to the services in order to test it), but you might want to take a quick look at the</text:p>
      <text:p text:style-name="P2">code to see if you think your object model is flexible enough to support these cases through</text:p>
      <text:p text:style-name="P4">alternate subclasses.</text:p>
      <text:p text:style-name="P11">Checking WorldCat and Summon and patching them up is on my list.</text:p>
      <text:p text:style-name="P11"/>
      <text:p text:style-name="P11">Somewhat related: Maybe someone can supply WorldCat/Summon response</text:p>
      <text:p text:style-name="P11">data for predefined searches/operations? Could come in handy for unit</text:p>
      <text:p text:style-name="P11">testing. This also applies to ILS drivers.</text:p>
      <text:p text:style-name="P15"/>
      <text:p text:style-name="P2">3.) I see that you still haven't reintroduced the update method or the various methods dependent</text:p>
      <text:p text:style-name="P2"><text:soft-page-break/>upon it (delete, optimize, etc.). <text:s/>I remember you mentioned that you had taken these away earlier,</text:p>
      <text:p text:style-name="P2">but I'm not sure why -- can't you just modify update to use the new getHttpClient() method so that</text:p>
      <text:p text:style-name="P2">things continue to function for now, and worry about deeper refactoring of this functionality later,</text:p>
      <text:p text:style-name="P4">if necessary?</text:p>
      <text:p text:style-name="P11">I will add them back later.</text:p>
      <text:p text:style-name="P15"/>
      <text:p text:style-name="P2">4.) You seem to have lost the code that sets up a custom timeout for Solr requests -- there used to</text:p>
      <text:p text:style-name="P2">be a getHttpTimeout method which returned a configuration value that was then passed to the</text:p>
      <text:p text:style-name="P2">constructor of \VuFind\Http\Client. <text:s/>This logic should be reinstated as part of getHttpClient() --</text:p>
      <text:p text:style-name="P4">otherwise the short default timeouts can cause problems when doing lengthy searches.</text:p>
      <text:p text:style-name="P11">Removing it was a deliberate choice. I have the feeling that we might</text:p>
      <text:p text:style-name="P11">be able to centralize the management of timeouts und proxy</text:p>
      <text:p text:style-name="P11">settings. After all: Setting up a HTTP client for a request to a</text:p>
      <text:p text:style-name="P11">remote resource <text:span text:style-name="T1">/always/</text:span> requires a setup with at least three</text:p>
      <text:p text:style-name="P11">settings:</text:p>
      <text:p text:style-name="P11"/>
      <text:p text:style-name="P11"><text:s/>- proxy</text:p>
      <text:p text:style-name="P11"><text:s/>- connect timeout</text:p>
      <text:p text:style-name="P11"><text:s/>- response timeout</text:p>
      <text:p text:style-name="P11"/>
      <text:p text:style-name="P11">Why not a service that creates a HTTP client for accessing a</text:p>
      <text:p text:style-name="P11">particular URL and uses a set of rules to set up timeouts and proxy?</text:p>
      <text:p text:style-name="P11"/>
      <text:p text:style-name="P11">VuFind\Service\Http\HttpManager::createClient(URL) =&gt; VuFind\Service\Http\HttpClient</text:p>
      <text:p text:style-name="P11"/>
      <text:p text:style-name="P11">This centralized service could also take care to set the connect and</text:p>
      <text:p text:style-name="P11">response timeout to, say, 1 seconds less than the configured maximum</text:p>
      <text:p text:style-name="P11">execution time if not configured otherwise. For the rules we might</text:p>
      <text:p text:style-name="P11">start with something like an associative array with a regexp as key</text:p>
      <text:p text:style-name="P11">and proxy/timeout settings as value. If the regexp matches, then the</text:p>
      <text:p text:style-name="P11">client is created with the respective proxy/timeout settings.</text:p>
      <text:p text:style-name="P11"/>
      <text:p text:style-name="P11">Wrt the timeout settings there's another idea lingering: A</text:p>
      <text:p text:style-name="P11">centralized way to handle HTTP timeouts. The least you should do is to</text:p>
      <text:p text:style-name="P11">log (`connection timed out', `took to long to response'); if you use</text:p>
      <text:p text:style-name="P11">external web services you could also simply continue (instead of</text:p>
      <text:p text:style-name="P11">showing the error page) if the requested external service is not</text:p>
      <text:p text:style-name="P11">essential. Or implement a core-switching SOLR connection (something</text:p>
      <text:p text:style-name="P11">requested during Leipzig Conference by someone from the FINC team,</text:p>
      <text:p text:style-name="P11">IIRC): If connection to the main SOLR service failed with a timeout,</text:p>
      <text:p text:style-name="P11">switch to a backup server.</text:p>
      <text:p text:style-name="P15"/>
      <text:p text:style-name="P2">5.) Looks like you can remove the $handler parameter to the</text:p>
      <text:p text:style-name="P4">getSearchSpecs method, as it no longer applies.</text:p>
      <text:p text:style-name="P11">Right, removed.</text:p>
      <text:p text:style-name="P15"/>
      <text:p text:style-name="P2"><text:soft-page-break/>6.) In the SearchTypeSpec class, the hasDismaxSettings() and</text:p>
      <text:p text:style-name="P2">isDismax() methods are very similar but behave slightly differently.</text:p>
      <text:p text:style-name="P2">Do you actually need both of them? <text:s/>If there really is a need, it</text:p>
      <text:p text:style-name="P2">would probably be worth adding comments to the function definitions</text:p>
      <text:p text:style-name="P2">to explain how/why they differ -- but I'm guessing you can probably</text:p>
      <text:p text:style-name="P4">just eliminate one.</text:p>
      <text:p text:style-name="P11">Indeed. I actually never used hasDismaxSettings() at all.</text:p>
      <text:p text:style-name="P15"/>
      <text:p text:style-name="P2">7.) In SearchTypeSpec::hasFilterQuery(), I'm guessing that "return</text:p>
      <text:p text:style-name="P2">!!$this-&gt;specs['FilterQuery'];" is an intentional way of casting the</text:p>
      <text:p text:style-name="P2">existence of the property to a Boolean... <text:s/>but if so, it could</text:p>
      <text:p text:style-name="P2">easily be mistaken for a typo. <text:s/>Would it be better to use a more</text:p>
      <text:p text:style-name="P4">explicit test like !empty?</text:p>
      <text:p text:style-name="P11">I changed it to an explicit cast to boolean.</text:p>
      <text:p text:style-name="P15"/>
      <text:p text:style-name="P2">8.) Is there a particular reason for the case-insensitivity BC break</text:p>
      <text:p text:style-name="P2">in searchspecs processing? <text:s/>It seems like the feature would be</text:p>
      <text:p text:style-name="P2">pretty simple to retain -- for example, you could just strtolower</text:p>
      <text:p text:style-name="P2">$type whenever dealing with the typeSpecs property in the SearchSpec</text:p>
      <text:p text:style-name="P2">class. <text:s/>If you're concerned that people will get confused if they</text:p>
      <text:p text:style-name="P2">define the same search type using different cases, you could do a</text:p>
      <text:p text:style-name="P2">simple isset() check in the SearchSpec constructor and throw an</text:p>
      <text:p text:style-name="P2">exception if the same type gets defined more than once -- I really</text:p>
      <text:p text:style-name="P2">don't think there's any valid reason for someone to set things up</text:p>
      <text:p text:style-name="P2">that way, as it is only going to cause confusion; better to detect</text:p>
      <text:p text:style-name="P4">it and die.</text:p>
      <text:p text:style-name="P11">No, there is no reason <text:span text:style-name="T1">/for/</text:span> the BC break. I wonder if there's a</text:p>
      <text:p text:style-name="P11">reason to <text:span text:style-name="T1">/keep/</text:span> this work-around for a change in VuFind's</text:p>
      <text:p text:style-name="P11">configuration file format that happend &gt; ~2.5 years ago on a Friday,</text:p>
      <text:p text:style-name="P11">13th (r1825)? Instead of working around the possible confusion it</text:p>
      <text:p text:style-name="P11">looks easier to be to (a) detect a possible misconfiguration and (b)</text:p>
      <text:p text:style-name="P11">tell the user to fix the configuration in the update script.</text:p>
      <text:p text:style-name="P15"/>
      <text:p text:style-name="P2">9.) I agree that the current field stripping approach isn't</text:p>
      <text:p text:style-name="P2">especially pretty, though I don't think it's terrible. <text:s/>However, I</text:p>
      <text:p text:style-name="P2">don't think it actually works in the current code -- it looks like</text:p>
      <text:p text:style-name="P2">some of the parameter lists don't line up, and there may be some</text:p>
      <text:p text:style-name="P2">incorrect assumptions about the return value (i.e. isStripped</text:p>
      <text:p text:style-name="P2">returns true for fields to EXCLUDE but some of the code seems to</text:p>
      <text:p text:style-name="P4">assume the filter will return true for fields to INCLUDE).</text:p>
      <text:p text:style-name="P11">Thanks for spotting this. Sloppy me. Fixed this.</text:p>
      <text:p text:style-name="P15"/>
      <text:p text:style-name="P2">In any case, as you say, it may be more clear to simply pass the</text:p>
      <text:p text:style-name="P2">"fields to strip" list to the SearchSpec constructor and clean</text:p>
      <text:p text:style-name="P2">things up at the beginning of the process. <text:s/>This is probably</text:p>
      <text:p text:style-name="P2">slightly less efficient -- you end up processing every search type</text:p>
      <text:p text:style-name="P2">even though you're only likely to need one per request -- but I</text:p>
      <text:p text:style-name="P2">doubt the cost is high, and the simplification of code may be worth</text:p>
      <text:p text:style-name="P4">it.</text:p>
      <text:p text:style-name="P11"><text:soft-page-break/>Unless you tell the constructor to strip fields only for a particular</text:p>
      <text:p text:style-name="P11">type.</text:p>
      <text:p text:style-name="P11"/>
      <text:p text:style-name="P11">Another approach could be to <text:span text:style-name="T1">/not/</text:span> concatenate the query string</text:p>
      <text:p text:style-name="P11">in-place but first build an array of all query string parts and concat</text:p>
      <text:p text:style-name="P11">+ strip if neccessary later.</text:p>
      <text:p text:style-name="P11"/>
      <text:p text:style-name="P11">QUERYSTRING := (DISMAX|MUNGE|STRING|QUERYSTRING)+</text:p>
      <text:p text:style-name="P11">DISMAX <text:s text:c="5"/>:= DismaxQuery</text:p>
      <text:p text:style-name="P11">MUNGE <text:s text:c="6"/>:= MungeQuery</text:p>
      <text:p text:style-name="P11">STRING <text:s text:c="5"/>:= string</text:p>
      <text:p text:style-name="P11"/>
      <text:p text:style-name="P11">DismaxQuery and MungeQuery both provide a __toString() and a `stripField()' method.</text:p>
      <text:p text:style-name="P11"/>
      <text:p text:style-name="P11">Not sure if it is worth trying this, need to stare at the code for some time longer.</text:p>
      <text:p text:style-name="P15"/>
      <text:p text:style-name="P2">My only other concern is whether stripping fields up front will cause weird side effects;</text:p>
      <text:p text:style-name="P2">i.e. what happens if all fields in a type get stripped? <text:s/>Does it suddenly think it is no longer a</text:p>
      <text:p text:style-name="P2">Dismax field? <text:s/>What then? <text:s/>One way or another, this is probably an area that could stand to have</text:p>
      <text:p text:style-name="P4">some unit tests to define and verify edge case behavior.</text:p>
      <text:p text:style-name="P11">Good questions.</text:p>
      <text:p text:style-name="P15"/>
      <text:p text:style-name="P4">I hope this feedback is helpful.</text:p>
      <text:p text:style-name="P11">100% helpful.</text:p>
      <text:p text:style-name="P11"/>
      <text:p text:style-name="P11">Best,</text:p>
      <text:p text:style-name="P15"><text:s text:c="2"/>-- David</text:p>
      <text:p text:style-name="P21"/>
      <text:p text:style-name="P16">Demian Katz, 21.8</text:p>
      <text:p text:style-name="P13">Somewhat related: Maybe someone can supply WorldCat/Summon response data for</text:p>
      <text:p text:style-name="P2">predefined searches/operations? Could come in handy for unit testing. This</text:p>
      <text:p text:style-name="P4">also applies to ILS drivers.</text:p>
      <text:p text:style-name="P11">I've been thinking about this myself. <text:s/>We should probably fictionalize the data within the responses to avoid any copyright concerns. <text:s/>Just let me know when you're ready for data and exactly what you need and I'll put something together.</text:p>
      <text:p text:style-name="P15"/>
      <text:p text:style-name="P2">VuFind\Service makes sense. Quick from top of my head: Hierachically we have:</text:p>
      <text:p text:style-name="P3"/>
      <text:p text:style-name="P2">- HTTP bases services</text:p>
      <text:p text:style-name="P2"><text:s text:c="2"/>- SOLR</text:p>
      <text:p text:style-name="P2"><text:s text:c="2"/>- WorldCat</text:p>
      <text:p text:style-name="P4"><text:s text:c="2"/>- Summon</text:p>
      <text:p text:style-name="P11">For consistency with Zend naming, I would leave the HTTP client outside of VuFind\Service; I <text:soft-page-break/>think the idea is that Zend\Http is a generic HTTP library, while Zend\Service\* contains code that connects to specific services. <text:s/>But other than that, I think we're on the same page.</text:p>
      <text:p text:style-name="P15"/>
      <text:p text:style-name="P2">Why not a service that creates a HTTP client for accessing a particular URL</text:p>
      <text:p text:style-name="P2">and uses a set of rules to set up timeouts and proxy?</text:p>
      <text:p text:style-name="P3"/>
      <text:p text:style-name="P2">VuFind\Service\Http\HttpManager::createClient(URL) =&gt;</text:p>
      <text:p text:style-name="P2">VuFind\Service\Http\HttpClient</text:p>
      <text:p text:style-name="P3"/>
      <text:p text:style-name="P2">This centralized service could also take care to set the connect and response</text:p>
      <text:p text:style-name="P2">timeout to, say, 1 seconds less than the configured maximum execution time if</text:p>
      <text:p text:style-name="P2">not configured otherwise. For the rules we might start with something like an</text:p>
      <text:p text:style-name="P2">associative array with a regexp as key and proxy/timeout settings as value. If</text:p>
      <text:p text:style-name="P2">the regexp matches, then the client is created with the respective</text:p>
      <text:p text:style-name="P4">proxy/timeout settings.</text:p>
      <text:p text:style-name="P11">I definitely like the idea of setting the timeout to be less than maximum execution time by default... <text:s/>but we don't necessarily need a factory service to accomplish that, since we could also just default it in the \VuFind\Http\Client constructor in a similar way to the current proxy handling. <text:s/>Of course, we could do it both ways -- address the timeout setting in the Client constructor but create a Manager that allows objects to be created with a more compact/convenient syntax. <text:s/>It might also be worth investigating integration with the ZF2 ServiceManager -- it's on my to-do list to learn more about how the ServiceManager works and whether we can use it to make the code more dependency-injection-friendly (i.e. to eliminate some of the static stuff that's currently going on).</text:p>
      <text:p text:style-name="P11"/>
      <text:p text:style-name="P11">I have mixed feelings about the idea of determining timeouts based on regexes. <text:s/>Although that makes for a simple, centralized design, I don't think it maps well to the user-friendly configuration we currently have. <text:s/>If a user wants to adjust a timeout configuration for Solr, it makes more sense for them to edit something in the [Index] section of config.ini rather than to configure the Solr URL in a [Timeouts] section (for example). <text:s/>If a Solr URL changes, having timeouts explicitly linked to that URL could cause problems (easy to forget to update both places). <text:s/>Obviously, you could keep the current configuration and map it to the new underlying system, but then you get Solr-specific code in what should be generic HTTP-related code, and things get ugly from there. <text:s/>I'd be inclined to keep things in such a way that each module has its own timeout configuration and simply passes it to the constructor or factory. <text:s/>Of course, if you want to create a mechanism for configuring timeouts based on URL patterns, that could be useful as a way of establishing defaults if no explicit value is passed in.</text:p>
      <text:p text:style-name="P15"/>
      <text:p text:style-name="P2">Wrt the timeout settings there's another idea lingering: A centralized way to</text:p>
      <text:p text:style-name="P2">handle HTTP timeouts. The least you should do is to log (`connection timed</text:p>
      <text:p text:style-name="P2">out', `took to long to response'); if you use external web services you could</text:p>
      <text:p text:style-name="P2">also simply continue (instead of showing the error page) if the requested</text:p>
      <text:p text:style-name="P2">external service is not essential. Or implement a core-switching SOLR</text:p>
      <text:p text:style-name="P2">connection (something requested during Leipzig Conference by someone from the</text:p>
      <text:p text:style-name="P2">FINC team,</text:p>
      <text:p text:style-name="P2">IIRC): If connection to the main SOLR service failed with a timeout, switch to</text:p>
      <text:p text:style-name="P4">a backup server.</text:p>
      <text:p text:style-name="P11">Couldn't this be addressed by ensuring that the HTTP client throws a specific exception for timeouts? <text:s/>This way, the calling code could catch the exception and act accordingly (ignore it, try a different Solr core, etc.)... <text:s/>or it could be allowed to pass through and result in a standard error page if there is no better action to take.</text:p>
      <text:p text:style-name="P15"/>
      <text:p text:style-name="P2">No, there is no reason <text:span text:style-name="T1">/for/</text:span> the BC break. I wonder if there's a reason to</text:p>
      <text:p text:style-name="P2"><text:soft-page-break/><text:span text:style-name="T1">/keep/</text:span> this work-around for a change in VuFind's configuration file format</text:p>
      <text:p text:style-name="P2">that happend &gt; ~2.5 years ago on a Friday, 13th (r1825)? Instead of working</text:p>
      <text:p text:style-name="P2">around the possible confusion it looks easier to be to (a) detect a possible</text:p>
      <text:p text:style-name="P2">misconfiguration and (b) tell the user to fix the configuration in the update</text:p>
      <text:p text:style-name="P4">script.</text:p>
      <text:p text:style-name="P11">The reason I'm such a stickler for backward compatibility is that links and bookmarks tend to linger forever. <text:s/>The librarians here like to link to canned VuFind searches in their course and topic guides, and key elements of these guides don't change much over time, so there's a good chance that there are still saved VuFind searches in old formats. <text:s/>I'd rather make sure that those links continue to work than have to worry about hunting down dozens or hundreds of bad links and/or explaining to the users why their links are broken.</text:p>
      <text:p text:style-name="P11"/>
      <text:p text:style-name="P11">Obviously, if fixing the configuration were an option, that would be preferable... <text:s/>but you can't fix links that are out in the wild. <text:s/>Obviously, sometimes you just have to let go of something and take the consequences... <text:s/>but in this particular case, I don't think allowing case-insensitive search types is such a bad thing to maintain in the interest of convenience.</text:p>
      <text:p text:style-name="P11"/>
      <text:p text:style-name="P11">Another issue is that some users have requested that all VuFind URLs be entirely case-insensitive. <text:s/>I'm not exactly sure why this is desirable (the main use case I can think of is that it makes it easier to type URLs from memory since you don't have to remember exactly which words are capitalized), but given that there is interest in it, having case-insensitive search types makes it easier to achieve.</text:p>
      <text:p text:style-name="P15"><text:s/></text:p>
      <text:p text:style-name="P2">DismaxQuery and MungeQuery both provide a __toString() and a `stripField()'</text:p>
      <text:p text:style-name="P2">method.</text:p>
      <text:p text:style-name="P3"/>
      <text:p text:style-name="P2">Not sure if it is worth trying this, need to stare at the code for some time</text:p>
      <text:p text:style-name="P4">longer.</text:p>
      <text:p text:style-name="P11">Hmmm... an interesting thought, but I agree: I can't come up with an opinion on the best approach without staring at the code.</text:p>
      <text:p text:style-name="P11"/>
      <text:p text:style-name="P11">thanks,</text:p>
      <text:p text:style-name="P15">Demian</text:p>
      <text:p text:style-name="P16"><text:line-break/><text:line-break/>************************</text:p>
      <text:p text:style-name="P16">David Maus. 28.8.</text:p>
      <text:p text:style-name="P16">At Tue, 21 Aug 2012 13:25:25 +0000,</text:p>
      <text:p text:style-name="P15">Demian Katz wrote:</text:p>
      <text:p text:style-name="P7">Somewhat related: Maybe someone can supply WorldCat/Summon response data for</text:p>
      <text:p text:style-name="P7">predefined searches/operations? Could come in handy for unit testing. This</text:p>
      <text:p text:style-name="P9">also applies to ILS drivers.</text:p>
      <text:p text:style-name="P2">I've been thinking about this myself. <text:s/>We should probably fictionalize the data within the responses to avoid any copyright concerns. <text:s/>Just let me know when you're ready for data and exactly what you need and I'll put something together.</text:p>
      <text:p text:style-name="P5"/>
      <text:p text:style-name="P7"><text:soft-page-break/>VuFind\Service makes sense. Quick from top of my head: Hierachically we have:</text:p>
      <text:p text:style-name="P8"/>
      <text:p text:style-name="P7">- HTTP bases services</text:p>
      <text:p text:style-name="P7"><text:s text:c="2"/>- SOLR</text:p>
      <text:p text:style-name="P7"><text:s text:c="2"/>- WorldCat</text:p>
      <text:p text:style-name="P9"><text:s text:c="2"/>- Summon</text:p>
      <text:p text:style-name="P2">For consistency with Zend naming, I would leave the HTTP client</text:p>
      <text:p text:style-name="P2">outside of VuFind\Service; I think the idea is that Zend\Http is a</text:p>
      <text:p text:style-name="P2">generic HTTP library, while Zend\Service\* contains code that</text:p>
      <text:p text:style-name="P2">connects to specific services. <text:s/>But other than that, I think we're</text:p>
      <text:p text:style-name="P4">on the same page.</text:p>
      <text:p text:style-name="P11">Okay, I'll move the new service-oriented classes to \VuFind\Service, e.g.</text:p>
      <text:p text:style-name="P11"/>
      <text:p text:style-name="P11">class \VuFind\Service\Solr\Connection</text:p>
      <text:p text:style-name="P11">class \VuFind\Service\Solr\SearchSpec</text:p>
      <text:p text:style-name="P11">class \VuFind\Service\Solr\SearchTypeSpec</text:p>
      <text:p text:style-name="P11"><text:span text:style-name="T2">*new*</text:span> class \VuFind\Service\Solr\QueryBuilder</text:p>
      <text:p text:style-name="P11"/>
      <text:p text:style-name="P15"/>
      <text:p text:style-name="P9">Why not a service that creates a HTTP client for accessing a</text:p>
      <text:p text:style-name="P15">particular URL</text:p>
      <text:p text:style-name="P7">and uses a set of rules to set up timeouts and proxy?</text:p>
      <text:p text:style-name="P8"/>
      <text:p text:style-name="P7">VuFind\Service\Http\HttpManager::createClient(URL) =&gt;</text:p>
      <text:p text:style-name="P7">VuFind\Service\Http\HttpClient</text:p>
      <text:p text:style-name="P8"/>
      <text:p text:style-name="P7">This centralized service could also take care to set the connect and response</text:p>
      <text:p text:style-name="P7">timeout to, say, 1 seconds less than the configured maximum execution time if</text:p>
      <text:p text:style-name="P7">not configured otherwise. For the rules we might start with something like an</text:p>
      <text:p text:style-name="P7">associative array with a regexp as key and proxy/timeout settings as value. If</text:p>
      <text:p text:style-name="P7">the regexp matches, then the client is created with the respective</text:p>
      <text:p text:style-name="P9">proxy/timeout settings.</text:p>
      <text:p text:style-name="P2">I definitely like the idea of setting the timeout to be less than</text:p>
      <text:p text:style-name="P4">maximum execution time by default...</text:p>
      <text:p text:style-name="P11">Scratch that idea. Turns out that timeout vs. maximum execution time</text:p>
      <text:p text:style-name="P11">is more complicated than I thought. The time it takes to connect to</text:p>
      <text:p text:style-name="P11">the remote endpoint does <text:span text:style-name="T2">*not*</text:span> count towards the maximum execution</text:p>
      <text:p text:style-name="P11">time on Linux but does so on Windows. That's why I get the timeouts</text:p>
      <text:p text:style-name="P11">but others don't.</text:p>
      <text:p text:style-name="P11"/>
      <text:p text:style-name="Preformatted_20_Text"><text:span text:style-name="T4">,----[ </text:span><text:a xlink:type="simple" xlink:href="http://php.net/manual/en/function.set-time-limit.php"><text:span text:style-name="T4">http://php.net/manual/en/function.set-time-limit.php</text:span></text:a><text:span text:style-name="T4"> ]-----</text:span></text:p>
      <text:p text:style-name="P11">| The set_time_limit() function and the configuration directive max_execution_time only affect the</text:p>
      <text:p text:style-name="P11">| execution time of the script itself. Any time spent on activity that happens outside the</text:p>
      <text:p text:style-name="P11">| execution of the script such as system calls using system(), stream operations, database queries,</text:p>
      <text:p text:style-name="P11">| etc. is not included when determining the maximum time that the script has been running. <text:soft-page-break/>This is</text:p>
      <text:p text:style-name="P11">| not true on Windows where the measured time is real.</text:p>
      <text:p text:style-name="P11">`----</text:p>
      <text:p text:style-name="P11"/>
      <text:p text:style-name="P11">That leaves us the proxy settings and doing it in the HTTP client is</text:p>
      <text:p text:style-name="P11">just fine. I'll adopt the prototype pattern for Unit-Testing the</text:p>
      <text:p text:style-name="P11">Solr\Connection class as suggested.</text:p>
      <text:p text:style-name="P15"/>
      <text:p text:style-name="P7">Wrt the timeout settings there's another idea lingering: A centralized way to</text:p>
      <text:p text:style-name="P7">handle HTTP timeouts. The least you should do is to log (`connection timed</text:p>
      <text:p text:style-name="P7">out', `took to long to response'); if you use external web services you could</text:p>
      <text:p text:style-name="P7">also simply continue (instead of showing the error page) if the requested</text:p>
      <text:p text:style-name="P7">external service is not essential. Or implement a core-switching SOLR</text:p>
      <text:p text:style-name="P7">connection (something requested during Leipzig Conference by someone from the</text:p>
      <text:p text:style-name="P7">FINC team,</text:p>
      <text:p text:style-name="P7">IIRC): If connection to the main SOLR service failed with a timeout, switch to</text:p>
      <text:p text:style-name="P9">a backup server.</text:p>
      <text:p text:style-name="P4">Couldn't this be addressed by ensuring that the HTTP client throws a specific exception for timeouts?</text:p>
      <text:p text:style-name="P11">Yes. And if we see some pattern emerging in handling these exceptions</text:p>
      <text:p text:style-name="P11">we can always provide a module/handler to deal with timeouts in a</text:p>
      <text:p text:style-name="P11">centralized way.</text:p>
      <text:p text:style-name="P15"/>
      <text:p text:style-name="P2">This way, the calling code could catch the exception and act accordingly (ignore it, try a different Solr core, etc.)... <text:s/>or it could be allowed to pass through and result in a standard error page if there is no better action to take.</text:p>
      <text:p text:style-name="P5"/>
      <text:p text:style-name="P7">No, there is no reason <text:span text:style-name="T1">/for/</text:span> the BC break. I wonder if there's a reason to</text:p>
      <text:p text:style-name="P7"><text:span text:style-name="T1">/keep/</text:span> this work-around for a change in VuFind's configuration file format</text:p>
      <text:p text:style-name="P7">that happend &gt; ~2.5 years ago on a Friday, 13th (r1825)? Instead of working</text:p>
      <text:p text:style-name="P7">around the possible confusion it looks easier to be to (a) detect a possible</text:p>
      <text:p text:style-name="P7">misconfiguration and (b) tell the user to fix the configuration in the update</text:p>
      <text:p text:style-name="P9">script.</text:p>
      <text:p text:style-name="P2">The reason I'm such a stickler for backward compatibility is that</text:p>
      <text:p text:style-name="P2">links and bookmarks tend to linger forever. <text:s/>The librarians here</text:p>
      <text:p text:style-name="P2">like to link to canned VuFind searches in their course and topic</text:p>
      <text:p text:style-name="P2">guides, and key elements of these guides don't change much over</text:p>
      <text:p text:style-name="P2">time, so there's a good chance that there are still saved VuFind</text:p>
      <text:p text:style-name="P2">searches in old formats. <text:s/>I'd rather make sure that those links</text:p>
      <text:p text:style-name="P2">continue to work than have to worry about hunting down dozens or</text:p>
      <text:p text:style-name="P2">hundreds of bad links and/or explaining to the users why their links</text:p>
      <text:p text:style-name="P4">are broken.</text:p>
      <text:p text:style-name="P11"><text:soft-page-break/>That's an argument.</text:p>
      <text:p text:style-name="P15"/>
      <text:p text:style-name="P2">Obviously, if fixing the configuration were an option, that would be</text:p>
      <text:p text:style-name="P2">preferable... <text:s/>but you can't fix links that are out in the wild.</text:p>
      <text:p text:style-name="P2">Obviously, sometimes you just have to let go of something and take</text:p>
      <text:p text:style-name="P2">the consequences... <text:s/>but in this particular case, I don't think</text:p>
      <text:p text:style-name="P2">allowing case-insensitive search types is such a bad thing to</text:p>
      <text:p text:style-name="P2">maintain in the interest of convenience.</text:p>
      <text:p text:style-name="P3"/>
      <text:p text:style-name="P2">Another issue is that some users have requested that all VuFind URLs</text:p>
      <text:p text:style-name="P2">be entirely case-insensitive. <text:s/>I'm not exactly sure why this is</text:p>
      <text:p text:style-name="P2">desirable (the main use case I can think of is that it makes it</text:p>
      <text:p text:style-name="P2">easier to type URLs from memory since you don't have to remember</text:p>
      <text:p text:style-name="P2">exactly which words are capitalized), but given that there is</text:p>
      <text:p text:style-name="P2">interest in it, having case-insensitive search types makes it easier</text:p>
      <text:p text:style-name="P4">to achieve.</text:p>
      <text:p text:style-name="P11">Hm. Okay. So we could say that search types are case-insensitive and</text:p>
      <text:p text:style-name="P11">we <text:span text:style-name="T1">/always/</text:span> lower-case the search type name?</text:p>
      <text:p text:style-name="P15"/>
      <text:p text:style-name="P7">DismaxQuery and MungeQuery both provide a __toString() and a `stripField()'</text:p>
      <text:p text:style-name="P7">method.</text:p>
      <text:p text:style-name="P8"/>
      <text:p text:style-name="P7">Not sure if it is worth trying this, need to stare at the code for some time</text:p>
      <text:p text:style-name="P9">longer.</text:p>
      <text:p text:style-name="P2">Hmmm... an interesting thought, but I agree: I can't come up with an</text:p>
      <text:p text:style-name="P4">opinion on the best approach without staring at the code.</text:p>
      <text:p text:style-name="P11">I opted for the preprocessing approach for current WIP code; the</text:p>
      <text:p text:style-name="P11">`buildQuery()' function looks like this:</text:p>
      <text:p text:style-name="P11"/>
      <text:p text:style-name="P11">,----</text:p>
      <text:p text:style-name="P11">| <text:s text:c="4"/>/**</text:p>
      <text:p text:style-name="P11">| <text:s text:c="5"/>* Build Query string from search parameters</text:p>
      <text:p text:style-name="P11">| <text:s text:c="5"/>*</text:p>
      <text:p text:style-name="P11">| <text:s text:c="5"/>* @param array $search An array of search parameters</text:p>
      <text:p text:style-name="P11">| <text:s text:c="5"/>*</text:p>
      <text:p text:style-name="P11">| <text:s text:c="5"/>* @return string <text:s text:c="6"/>The query</text:p>
      <text:p text:style-name="P11">| <text:s text:c="5"/>*/</text:p>
      <text:p text:style-name="P11">| <text:s text:c="4"/>public function buildQuery($search)</text:p>
      <text:p text:style-name="P11">| <text:s text:c="4"/>{</text:p>
      <text:p text:style-name="P11">| <text:s text:c="8"/>$queryBuilder = new \VuFind\Service\Solr\QueryBuilder();</text:p>
      <text:p text:style-name="P11">| <text:s text:c="8"/>$queryBuilder-&gt;setSearchSpecsFile($this-&gt;searchSpecsFile);</text:p>
      <text:p text:style-name="P11">| <text:s text:c="8"/>$queryBuilder-&gt;caseSensitiveRanges = $this-&gt;caseSensitiveRanges;</text:p>
      <text:p text:style-name="P11">| <text:s text:c="8"/>$queryBuilder-&gt;caseSensitiveBooleans = $this-&gt;caseSensitiveBooleans;</text:p>
      <text:p text:style-name="P11">| <text:s text:c="8"/>$queryBuilder-&gt;addSearchSpecPreprocessor(array($this, 'preprocessSearchSpecs'));</text:p>
      <text:p text:style-name="P11">|</text:p>
      <text:p text:style-name="P11">| <text:s text:c="8"/>$userQuery = \VuFind\Search\UserQuery\AbstractQuery::create($search);</text:p>
      <text:p text:style-name="P11">| <text:s text:c="8"/>return $queryBuilder-&gt;createQueryString($userQuery);</text:p>
      <text:p text:style-name="P11">| <text:s text:c="4"/>}</text:p>
      <text:p text:style-name="P11">`----</text:p>
      <text:p text:style-name="P11"/>
      <text:p text:style-name="P11">The preprocessing function is called with the array representation of</text:p>
      <text:p text:style-name="P11">the search specs and returns a preprocessed array.</text:p>
      <text:p text:style-name="P11"/>
      <text:p text:style-name="P11"><text:soft-page-break/>,----</text:p>
      <text:p text:style-name="P11">| <text:s text:c="4"/>public function preprocessSearchSpecs (array $specs)</text:p>
      <text:p text:style-name="P11">| <text:s text:c="4"/>{</text:p>
      <text:p text:style-name="P11">| <text:s text:c="8"/>// Strip fields</text:p>
      <text:p text:style-name="P11">| <text:s text:c="8"/>foreach ($specs as $type =&gt; $typeSpec) {</text:p>
      <text:p text:style-name="P11">| <text:s text:c="12"/>if (isset($typeSpec['QueryFields']) &amp;&amp; $this-&gt;solrShards) {</text:p>
      <text:p text:style-name="P11">| <text:s text:c="16"/>$stripped = array();</text:p>
      <text:p text:style-name="P11">| <text:s text:c="16"/>foreach ($this-&gt;getStrippedFields as $strip) {</text:p>
      <text:p text:style-name="P11">| <text:s text:c="20"/>if (isset($typeSpec['QueryFields'][$strip])) {</text:p>
      <text:p text:style-name="P11">| <text:s text:c="24"/>unset($typeSpec['QueryFields'][$strip]);</text:p>
      <text:p text:style-name="P11">| <text:s text:c="20"/>}</text:p>
      <text:p text:style-name="P11">| <text:s text:c="16"/>}</text:p>
      <text:p text:style-name="P11">| <text:s text:c="12"/>}</text:p>
      <text:p text:style-name="P11">| <text:s text:c="8"/>}</text:p>
      <text:p text:style-name="P11">| <text:s text:c="8"/>return $specs;</text:p>
      <text:p text:style-name="P11">| <text:s text:c="4"/>}</text:p>
      <text:p text:style-name="P11">`----</text:p>
      <text:p text:style-name="P11"/>
      <text:p text:style-name="P11">Some intersting insight: Field stripping is <text:span text:style-name="T2">*not*</text:span> applied to Dismax</text:p>
      <text:p text:style-name="P11">queries, only munged queries:</text:p>
      <text:p text:style-name="P11"/>
      <text:p text:style-name="Preformatted_20_Text"><text:a xlink:type="simple" xlink:href="https://github.com/dmj/vf2/blob/master/module/VuFind/src/VuFind/Connection/Solr.php#L314"><text:span text:style-name="T4">&lt;https://github.com/dmj/vf2/blob/master/module/VuFind/src/VuFind/Connection/Solr.php#L314&gt;</text:span></text:a></text:p>
      <text:p text:style-name="P11"/>
      <text:p text:style-name="P11">`applySearchSpecs()' is called if the query is an advanced query or if</text:p>
      <text:p text:style-name="P11">it is an basic query w/o dismax settings and the only function</text:p>
      <text:p text:style-name="P11">`applySearchSpecs()' calls, is itself.</text:p>
      <text:p text:style-name="P11"/>
      <text:p text:style-name="P11">Best,</text:p>
      <text:p text:style-name="P15"><text:s text:c="2"/>-- David</text:p>
      <text:p text:style-name="P16"><text:line-break/><text:line-break/><text:line-break/>********************</text:p>
      <text:p text:style-name="P16">Demian Katz, 28.8</text:p>
      <text:p text:style-name="P13">Okay, I'll move the new service-oriented classes to \VuFind\Service, e.g.</text:p>
      <text:p text:style-name="P3"/>
      <text:p text:style-name="P2">class \VuFind\Service\Solr\Connection</text:p>
      <text:p text:style-name="P2">class \VuFind\Service\Solr\SearchSpec</text:p>
      <text:p text:style-name="P2">class \VuFind\Service\Solr\SearchTypeSpec</text:p>
      <text:p text:style-name="P4"><text:span text:style-name="T2">*new*</text:span> class \VuFind\Service\Solr\QueryBuilder</text:p>
      <text:p text:style-name="P11">Great, thank you.</text:p>
      <text:p text:style-name="P15"/>
      <text:p text:style-name="P9">Couldn't this be addressed by ensuring that the HTTP client throws a</text:p>
      <text:p text:style-name="P2">specific exception for timeouts?</text:p>
      <text:p text:style-name="P3"/>
      <text:p text:style-name="P2">Yes. And if we see some pattern emerging in handling these exceptions we can</text:p>
      <text:p text:style-name="P4">always provide a module/handler to deal with timeouts in a centralized way.</text:p>
      <text:p text:style-name="P11">Sounds good.</text:p>
      <text:p text:style-name="P15"/>
      <text:p text:style-name="P2"><text:soft-page-break/>Hm. Okay. So we could say that search types are case-insensitive and we</text:p>
      <text:p text:style-name="P4"><text:span text:style-name="T1">/always/</text:span> lower-case the search type name?</text:p>
      <text:p text:style-name="P11">Works for me. <text:s/>I can't think of a valid use case for different case variations of the same handler name; it seems destined to create problems and confusion, so I see no reason to allow it.</text:p>
      <text:p text:style-name="P15"/>
      <text:p text:style-name="P2">I opted for the preprocessing approach for current WIP code; the</text:p>
      <text:p text:style-name="P4">`buildQuery()' function looks like this:</text:p>
      <text:p text:style-name="P11">Sounds reasonable to me.</text:p>
      <text:p text:style-name="P15"/>
      <text:p text:style-name="P2">Some intersting insight: Field stripping is <text:span text:style-name="T2">*not*</text:span> applied to Dismax queries,</text:p>
      <text:p text:style-name="P2">only munged queries:</text:p>
      <text:p text:style-name="P3"/>
      <text:p text:style-name="P1"><text:span text:style-name="T3">&lt;</text:span><text:a xlink:type="simple" xlink:href="https://github.com/dmj/vf2/blob/master/module/VuFind/src/VuFind/Connection/So"><text:span text:style-name="T4">https://github.com/dmj/vf2/blob/master/module/VuFind/src/VuFind/Connection/So</text:span></text:a></text:p>
      <text:p text:style-name="P2">lr.php#L314&gt;</text:p>
      <text:p text:style-name="P3"/>
      <text:p text:style-name="P2">`applySearchSpecs()' is called if the query is an advanced query or if it is</text:p>
      <text:p text:style-name="P2">an basic query w/o dismax settings and the only function `applySearchSpecs()'</text:p>
      <text:p text:style-name="P4">calls, is itself.</text:p>
      <text:p text:style-name="P11">This is probably not intentional, but given that things seem to work correctly, my guess would be that Solr doesn't choke if you feed it an invalid field name in the Dismax list. <text:s/>It might not hurt to fix this to be on the safe side, but if it's not causing any obvious problems, it may not be that important. <text:s/>Let me know if you would like me to spend any time investigating/experimenting with this. <text:s/>I have a shard setup on my test box that I can easily spin up for experiments.</text:p>
      <text:p text:style-name="P11"/>
      <text:p text:style-name="P15">- Demian</text:p>
      <text:p text:style-name="P21"/>
      <text:p text:style-name="P18">David Maus, 29.8.</text:p>
      <text:p text:style-name="P18"/>
      <text:p text:style-name="P18">At Tue, 28 Aug 2012 14:27:22 +0000,</text:p>
      <text:p text:style-name="P15">Demian Katz wrote:</text:p>
      <text:p text:style-name="P7">Some intersting insight: Field stripping is <text:span text:style-name="T2">*not*</text:span> applied to Dismax queries,</text:p>
      <text:p text:style-name="P7">only munged queries:</text:p>
      <text:p text:style-name="P8"/>
      <text:p text:style-name="P6"><text:span text:style-name="T3">&lt;</text:span><text:a xlink:type="simple" xlink:href="https://github.com/dmj/vf2/blob/master/module/VuFind/src/VuFind/Connection/So"><text:span text:style-name="T4">https://github.com/dmj/vf2/blob/master/module/VuFind/src/VuFind/Connection/So</text:span></text:a></text:p>
      <text:p text:style-name="P7">lr.php#L314&gt;</text:p>
      <text:p text:style-name="P8"/>
      <text:p text:style-name="P7">`applySearchSpecs()' is called if the query is an advanced query or if it is</text:p>
      <text:p text:style-name="P7">an basic query w/o dismax settings and the only function `applySearchSpecs()'</text:p>
      <text:p text:style-name="P9">calls, is itself.</text:p>
      <text:p text:style-name="P2"><text:soft-page-break/>This is probably not intentional, but given that things seem to work</text:p>
      <text:p text:style-name="P2">correctly, my guess would be that Solr doesn't choke if you feed it</text:p>
      <text:p text:style-name="P4">an invalid field name in the Dismax list.</text:p>
      <text:p text:style-name="P11">This is indeed the case. I filed VUFIND-641 -- IMO we should</text:p>
      <text:p text:style-name="P11">investigate this to avoid possible problems in the future but there's</text:p>
      <text:p text:style-name="P11">no need to do it now.</text:p>
      <text:p text:style-name="P11"/>
      <text:p text:style-name="P11">Best,</text:p>
      <text:p text:style-name="P20"><text:s text:c="2"/>-- David</text:p>
      <text:p text:style-name="P19">Demian Katz, 29.8.</text:p>
      <text:p text:style-name="P19"/>
      <text:p text:style-name="P14">This is indeed the case. I filed VUFIND-641 -- IMO we should</text:p>
      <text:p text:style-name="P2">investigate this to avoid possible problems in the future but there's</text:p>
      <text:p text:style-name="P4">no need to do it now.</text:p>
      <text:p text:style-name="P15">I agree that this is the best approach for the moment -- thanks for opening the ticket.</text:p>
      <text:p text:style-name="P17"><text:s/></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Devanagari2" style:font-size-complex="10pt"/>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xt:file-name text:display="name-and-extension">solr.search.refactored.pt2.odt</text:file-n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issbib </meta:initial-creator>
    <meta:creation-date>2013-02-20T12:37:03</meta:creation-date>
    <dc:date>2013-02-20T16:39:17</dc:date>
    <dc:creator>swissbib </dc:creator>
    <meta:editing-duration>PT1M6S</meta:editing-duration>
    <meta:editing-cycles>5</meta:editing-cycles>
    <meta:generator>LibreOffice/3.6$Linux_X86_64 LibreOffice_project/58f22d5-270d05a-e2abed1-ea17a85-9b5702</meta:generator>
    <meta:document-statistic meta:table-count="0" meta:image-count="0" meta:object-count="0" meta:page-count="15" meta:paragraph-count="459" meta:word-count="5217" meta:character-count="32678" meta:non-whitespace-character-count="27448"/>
  </office:meta>
</office:document-meta>
</file>